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4d29" officeooo:paragraph-rsid="00034d2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0 </text:span>– GERENCIAMENTO DE USUÁRIOS E GRUPOS 07 – ALTERAR USUÁRIOS – COMANDO USERMOD </text:p>
      <text:p text:style-name="P1"/>
      <text:p text:style-name="P1">Sintaxe:</text:p>
      <text:p text:style-name="P1">usermod [opções] usuário</text:p>
      <text:p text:style-name="P1"/>
      <text:p text:style-name="P1">-u <text:tab/>UID <text:tab/><text:tab/><text:tab/>Alterar o UID para o valor especificado</text:p>
      <text:p text:style-name="P1">-s <text:tab/>shell<text:tab/><text:tab/><text:tab/>Define um novo shell para o usuário</text:p>
      <text:p text:style-name="P1">-g <text:tab/>grupo<text:tab/><text:tab/><text:tab/>Define um novo grupo primário para o usuário</text:p>
      <text:p text:style-name="P1">-G<text:tab/>grupo1, 2 3<text:tab/><text:tab/>Torna o usuário membro dos grupos especificados</text:p>
      <text:p text:style-name="P1">-c<text:tab/>comentários<text:tab/><text:tab/>Define ou muda o valor do campo comentário</text:p>
      <text:p text:style-name="P1">-l <text:tab/>login<text:tab/><text:tab/><text:tab/>Muda o nome da conta do usuário para o login especificad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4:25:37.278573389</meta:creation-date>
    <dc:date>2020-03-29T15:17:57.405621612</dc:date>
    <meta:editing-duration>PT42M10S</meta:editing-duration>
    <meta:editing-cycles>1</meta:editing-cycles>
    <meta:document-statistic meta:table-count="0" meta:image-count="0" meta:object-count="0" meta:page-count="1" meta:paragraph-count="9" meta:word-count="77" meta:character-count="455" meta:non-whitespace-character-count="368"/>
    <meta:generator>LibreOffice/6.3.5.2$Linux_X86_64 LibreOffice_project/30$Build-2</meta:generator>
  </office:meta>
</office:document-meta>
</file>